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ddad2" officeooo:paragraph-rsid="001ddad2"/>
    </style:style>
    <style:style style:name="P2" style:family="paragraph" style:parent-style-name="Standard">
      <style:paragraph-properties fo:text-align="start" style:justify-single-word="false"/>
      <style:text-properties fo:language="es" fo:country="ES" officeooo:rsid="001ddad2" officeooo:paragraph-rsid="001ddad2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dad2" officeooo:paragraph-rsid="001ddad2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Heading_20_3">
      <style:paragraph-properties fo:text-align="center" style:justify-single-word="false"/>
      <style:text-properties fo:color="#000000" style:text-underline-style="solid" style:text-underline-width="auto" style:text-underline-color="font-color" officeooo:rsid="001ddad2" officeooo:paragraph-rsid="001ddad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Catalan</text:h>
      <text:h text:style-name="Heading_20_2" text:outline-level="2"><text:bookmark text:name="yui_3_9_1_2_1464878215423_304"/>Màquines virtuals, sistemes operatius i xarxes</text:h>
      <text:section text:style-name="Sect1" text:name="intro">
        <text:h text:style-name="Heading_20_3" text:outline-level="3">Objectius</text:h>
        <text:list xml:id="list1464737379824235309" text:style-name="L1">
          <text:list-item>
            <text:p text:style-name="P5">Crear, configurar, clonar, exportar, importar... màquines virtuals </text:p>
          </text:list-item>
          <text:list-item>
            <text:p text:style-name="P5">Conèixer l'evolució dels sistemes operatius </text:p>
          </text:list-item>
          <text:list-item>
            <text:p text:style-name="P5">Instal·lar sistemes operatius monolloc </text:p>
          </text:list-item>
          <text:list-item>
            <text:p text:style-name="P5">Afegir i configurar drivers a un sistema operatiu </text:p>
          </text:list-item>
          <text:list-item>
            <text:p text:style-name="P5">Entendre i modificar arxius de configuració del sistema </text:p>
          </text:list-item>
          <text:list-item>
            <text:p text:style-name="P5">Primeres configuracions i usos de les xarxes </text:p>
          </text:list-item>
          <text:list-item>
            <text:p text:style-name="P5">Crear videos explicatius </text:p>
          </text:list-item>
          <text:list-item>
            <text:p text:style-name="P4">Documentar el procés </text:p>
          </text:list-item>
        </text:list>
        <text:h text:style-name="Heading_20_3" text:outline-level="3">Enunciat</text:h>
        <text:p text:style-name="Text_20_body">Crear una màquina virtual i instal·lar-hi la darrera versió d'Ubuntu.</text:p>
        <text:p text:style-name="Text_20_body">Damunt aquest sistema instal·lar VirtualBox.</text:p>
        <text:p text:style-name="Text_20_body">Crear dues màquines amb msDos6.2 i windows 3.11 (instal·leu els drivers que siguin necessaris i sobre tot les utilitats per no consumir el 100% de la CPU de l'anfitrió) i comunicar-les per xarxa.</text:p>
        <text:p text:style-name="Text_20_body">Fer pings entre les màquines, compartir carpetes i fins i tot jugar en xarxa (corazones).</text:p>
        <text:p text:style-name="Text_20_body">Gravar un parell de videos (mitjançant l'eina de VirtualBox) amb parts del procès i amb el funcionament final</text:p>
        <text:p text:style-name="Text_20_body">Documentar el que hem fet.</text:p>
      </text:section>
      <text:p text:style-name="Standard"/>
      <text:p text:style-name="Standard"/>
      <text:p text:style-name="P3">Castellano</text:p>
      <text:p text:style-name="P1"/>
      <text:p text:style-name="P2"><text:bookmark text:name="result_box"/><text:span text:style-name="T3">Máquinas virtuales, sistemas operativos y redes<text:line-break/>objetivos</text:span><text:line-break/><text:line-break/>    Crear, configurar, clonar, exportar, importar ... máquinas virtuales<text:line-break/>    Conocer la evolución de los sistemas operativos<text:line-break/>    Instalar sistemas operativos monopuesto<text:line-break/>    Añadir y configurar drivers a un sistema operativo<text:line-break/>    Entender y modificar archivos de configuración del sistema<text:line-break/>    Primeras configuraciones y usos de las redes<text:line-break/>    Crear videos explicativos<text:line-break/>    Documentar el proceso<text:line-break/><text:line-break/>enunciado<text:line-break/><text:line-break/>Crear una máquina virtual e instalar la última versión de Ubuntu.<text:line-break/><text:soft-page-break/><text:line-break/>Sobre este sistema instalar VirtualBox.<text:line-break/><text:line-break/>Crear dos máquinas con msDos6.2 y windows 03:11 (instale los drivers que sean necesarios y sobre todo las utilidades para no consumir el 100% de la CPU del anfitrión) y comunicarlas por red.<text:line-break/><text:line-break/>Hacer pings entre las máquinas, compartir carpetas e incluso jugar en red (corazones).<text:line-break/><text:line-break/>Grabar un par de videos (mediante la herramienta de VirtualBox) con partes del proceso y con el funcionamiento final<text:line-break/><text:line-break/>Documentar lo que hemos hech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6:37:40.399537300</meta:creation-date>
    <dc:date>2016-06-02T16:40:01.636692636</dc:date>
    <meta:editing-duration>P0D</meta:editing-duration>
    <meta:editing-cycles>1</meta:editing-cycles>
    <meta:document-statistic meta:table-count="0" meta:image-count="0" meta:object-count="0" meta:page-count="2" meta:paragraph-count="20" meta:word-count="291" meta:character-count="1966" meta:non-whitespace-character-count="1655"/>
    <meta:generator>LibreOffice/4.2.8.2$Linux_X86_64 LibreOffice_project/420m0$Build-2</meta:generator>
  </office:meta>
</office:document-meta>
</file>